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able-cell-properties fo:background-color="#ffff99"/>
      <style:text-properties style:use-window-font-color="true"/>
    </style:style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fo:background-color="#ff6600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b2b2b2"/>
      <style:text-properties style:use-window-font-color="true"/>
    </style:style>
    <style:style style:name="ce9" style:family="table-cell" style:parent-style-name="Default">
      <style:table-cell-properties fo:background-color="#ff6600"/>
      <style:text-properties style:use-window-font-color="true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/>
          <table:table-cell table:style-name="ce5"/>
          <table:table-cell table:style-name="ce8" table:number-columns-repeated="2"/>
          <table:table-cell table:style-name="ce5" table:number-columns-repeated="7"/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/>
          <table:table-cell table:style-name="ce5" table:number-columns-repeated="3"/>
          <table:table-cell table:style-name="ce8" table:number-columns-repeated="2"/>
          <table:table-cell table:style-name="ce5" table:number-columns-repeated="5"/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/>
          <table:table-cell table:style-name="ce5" table:number-columns-repeated="5"/>
          <table:table-cell table:style-name="ce8" table:number-columns-repeated="2"/>
          <table:table-cell table:style-name="ce5" table:number-columns-repeated="3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/>
          <table:table-cell table:style-name="ce5" table:number-columns-repeated="7"/>
          <table:table-cell table:style-name="ce8" table:number-columns-repeated="2"/>
          <table:table-cell table:style-name="ce5"/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/>
          <table:table-cell table:style-name="ce5" table:number-columns-repeated="9"/>
          <table:table-cell table:style-name="ce8"/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/>
          <table:table-cell table:style-name="ce5" table:number-columns-repeated="10"/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/>
          <table:table-cell table:style-name="ce5" table:number-columns-repeated="10"/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/>
          <table:table-cell table:style-name="ce5" table:number-columns-repeated="10"/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/>
          <table:table-cell table:style-name="ce4"/>
          <table:table-cell table:style-name="ce5" table:number-columns-repeated="9"/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/>
          <table:table-cell table:style-name="ce4"/>
          <table:table-cell table:style-name="ce5" table:number-columns-repeated="9"/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/>
          <table:table-cell table:style-name="ce4"/>
          <table:table-cell table:style-name="ce5" table:number-columns-repeated="3"/>
          <table:table-cell table:style-name="ce9"/>
          <table:table-cell table:style-name="ce5" table:number-columns-repeated="5"/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/>
          <table:table-cell table:style-name="ce4"/>
          <table:table-cell table:style-name="ce5" table:number-columns-repeated="2"/>
          <table:table-cell table:style-name="ce9"/>
          <table:table-cell table:style-name="ce5" table:number-columns-repeated="6"/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/>
          <table:table-cell table:style-name="ce4"/>
          <table:table-cell table:style-name="ce9" table:number-columns-repeated="2"/>
          <table:table-cell table:style-name="ce3" table:number-columns-repeated="7"/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/>
          <table:table-cell table:style-name="ce4"/>
          <table:table-cell table:style-name="ce5"/>
          <table:table-cell table:style-name="ce3" table:number-columns-repeated="8"/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/>
          <table:table-cell table:style-name="ce7"/>
          <table:table-cell table:style-name="ce10"/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 style:data-style-name="N2" text:time-value="14:03:24.0608066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e Galland</meta:initial-creator>
    <meta:creation-date>2016-03-21T21:33:26.604173894</meta:creation-date>
    <dc:date>2016-06-09T14:16:21.112187340</dc:date>
    <dc:creator>Stéphane Galland</dc:creator>
    <meta:editing-duration>PT1H12M36S</meta:editing-duration>
    <meta:editing-cycles>14</meta:editing-cycles>
    <meta:generator>LibreOffice/4.2.8.2$Linux_X86_64 LibreOffice_project/420m0$Build-2</meta:generator>
    <meta:document-statistic meta:table-count="1" meta:cell-count="27" meta:object-count="0"/>
  </office:meta>
</office:document-meta>
</file>